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8413" officeooo:paragraph-rsid="00188413"/>
    </style:style>
    <style:style style:name="P2" style:family="paragraph" style:parent-style-name="Standard">
      <style:paragraph-properties fo:text-align="center" style:justify-single-word="false"/>
      <style:text-properties officeooo:rsid="00188413" officeooo:paragraph-rsid="00188413"/>
    </style:style>
    <style:style style:name="P3" style:family="paragraph" style:parent-style-name="Standard">
      <style:text-properties officeooo:rsid="000939e6" officeooo:paragraph-rsid="00188413"/>
    </style:style>
    <style:style style:name="P4" style:family="paragraph" style:parent-style-name="Standard">
      <style:text-properties officeooo:rsid="000939e6" officeooo:paragraph-rsid="001a4385"/>
    </style:style>
    <style:style style:name="P5" style:family="paragraph" style:parent-style-name="Standard">
      <style:text-properties fo:font-style="italic" officeooo:rsid="00188413" officeooo:paragraph-rsid="00188413" style:font-style-asian="italic" style:font-style-complex="italic"/>
    </style:style>
    <style:style style:name="P6" style:family="paragraph" style:parent-style-name="Standard">
      <style:text-properties officeooo:rsid="001a4385" officeooo:paragraph-rsid="001a4385"/>
    </style:style>
    <style:style style:name="P7" style:family="paragraph" style:parent-style-name="Standard">
      <style:text-properties officeooo:rsid="001c01f6" officeooo:paragraph-rsid="001c01f6"/>
    </style:style>
    <style:style style:name="P8" style:family="paragraph" style:parent-style-name="Standard" style:list-style-name="L2">
      <style:text-properties officeooo:rsid="001c01f6" officeooo:paragraph-rsid="001c01f6"/>
    </style:style>
    <style:style style:name="P9" style:family="paragraph" style:parent-style-name="Standard" style:list-style-name="L2">
      <style:text-properties officeooo:paragraph-rsid="001c01f6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style:text-position="0% 100%" fo:font-weight="normal" officeooo:rsid="000ab077" style:font-weight-asian="normal" style:font-weight-complex="normal"/>
    </style:style>
    <style:style style:name="T3" style:family="text">
      <style:text-properties style:text-position="0% 100%" fo:font-weight="normal" officeooo:rsid="000a770e" style:font-weight-asian="normal" style:font-weight-complex="normal"/>
    </style:style>
    <style:style style:name="T4" style:family="text">
      <style:text-properties style:text-position="0% 100%" fo:font-weight="normal" officeooo:rsid="0018cc32" style:font-weight-asian="normal" style:font-weight-complex="normal"/>
    </style:style>
    <style:style style:name="T5" style:family="text">
      <style:text-properties style:text-position="0% 100%" fo:font-weight="normal" officeooo:rsid="001a4385" style:font-weight-asian="normal" style:font-weight-complex="normal"/>
    </style:style>
    <style:style style:name="T6" style:family="text">
      <style:text-properties style:text-position="0% 100%" fo:font-weight="normal" officeooo:rsid="001c01f6" style:font-weight-asian="normal" style:font-weight-complex="normal"/>
    </style:style>
    <style:style style:name="T7" style:family="text">
      <style:text-properties style:text-position="0% 100%" fo:font-weight="normal" officeooo:rsid="001cf864" style:font-weight-asian="normal" style:font-weight-complex="normal"/>
    </style:style>
    <style:style style:name="T8" style:family="text">
      <style:text-properties style:text-position="0% 100%" style:font-name="Courier New" fo:font-weight="normal" style:font-weight-asian="normal" style:font-weight-complex="normal"/>
    </style:style>
    <style:style style:name="T9" style:family="text">
      <style:text-properties style:text-position="0% 100%" style:font-name="Courier New" fo:font-weight="normal" officeooo:rsid="000a770e" style:font-weight-asian="normal" style:font-weight-complex="normal"/>
    </style:style>
    <style:style style:name="T10" style:family="text">
      <style:text-properties style:text-position="0% 100%" style:font-name="Courier New" fo:font-weight="normal" officeooo:rsid="000ab077" style:font-weight-asian="normal" style:font-weight-complex="normal"/>
    </style:style>
    <style:style style:name="T11" style:family="text">
      <style:text-properties style:text-position="0% 100%" style:font-name="Courier New" fo:font-weight="normal" officeooo:rsid="00188413" style:font-weight-asian="normal" style:font-weight-complex="normal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style:text-position="super 58%" fo:font-weight="normal" officeooo:rsid="0018cc32" style:font-weight-asian="normal" style:font-weight-complex="normal"/>
    </style:style>
    <style:style style:name="T14" style:family="text">
      <style:text-properties officeooo:rsid="001a43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joint Commutative Symmetry</text:p>
      <text:p text:style-name="P2">by Sven Nilsen, 2020</text:p>
      <text:p text:style-name="P1"/>
      <text:p text:style-name="P5">In this paper I show that <text:span text:style-name="T14">full</text:span> commutative symmetry implies a self-adjoint <text:span text:style-name="T14">symmetry </text:span>operator.</text:p>
      <text:p text:style-name="P1"/>
      <text:p text:style-name="P6"><text:span text:style-name="T1">Full commutative symmetry is defined as following:</text:span></text:p>
      <text:p text:style-name="P6"><text:span text:style-name="T1"/></text:p>
      <text:p text:style-name="P6"><text:span text:style-name="T1"><text:tab/>f &lt;=&gt; f[swap → g]<text:tab/><text:tab/>∧<text:tab/>∃f &lt;=&gt; ∀g<text:tab/><text:tab/>Non-trivial commutative symmetry</text:span></text:p>
      <text:p text:style-name="P6"><text:span text:style-name="T1"><text:tab/>f &lt;=&gt; f[g ⨯ g → id]<text:tab/><text:tab/><text:tab/><text:tab/><text:tab/><text:tab/>Trivial commutative symmetry</text:span></text:p>
      <text:p text:style-name="P3"><text:span text:style-name="T3"/></text:p>
      <text:p text:style-name="P6"><text:span text:style-name="T3">O</text:span><text:span text:style-name="T1">ne can write trivial commutative symmetry in the following way:</text:span></text:p>
      <text:p text:style-name="P3"><text:span text:style-name="T3"/></text:p>
      <text:p text:style-name="P4"><text:span text:style-name="T3"><text:tab/></text:span><text:span text:style-name="T5">f &lt;=&gt; f[g ⨯ g → id]<text:tab/><text:tab/>&lt;=&gt;<text:tab/><text:tab/></text:span><text:span text:style-name="T3">∀ </text:span><text:span text:style-name="T2">a, b { f(a, b) = f(g(a), g(b)) }</text:span></text:p>
      <text:p text:style-name="P3"><text:span text:style-name="T3"/></text:p>
      <text:p text:style-name="P6"><text:span text:style-name="T1">Using the form in first-order logic, one can prove the following:</text:span></text:p>
      <text:p text:style-name="P3"><text:span text:style-name="T3"/></text:p>
      <text:p text:style-name="P3"><text:span text:style-name="T9">∵</text:span><text:span text:style-name="T3"><text:tab/>∀ </text:span><text:span text:style-name="T2">a, b { f(a, b) = f(g(a), g(b)) }</text:span></text:p>
      <text:p text:style-name="P1"><text:span text:style-name="T8">∴</text:span><text:span text:style-name="T1"><text:tab/></text:span><text:span text:style-name="T3">∀ </text:span><text:span text:style-name="T2">a, b { f(a, </text:span><text:span text:style-name="T1">g(</text:span><text:span text:style-name="T2">b</text:span><text:span text:style-name="T1">)</text:span><text:span text:style-name="T2">) = f(g(a), </text:span><text:span text:style-name="T1">g(</text:span><text:span text:style-name="T2">g(b))</text:span><text:span text:style-name="T1">)</text:span><text:span text:style-name="T2"> }<text:tab/><text:tab/></text:span><text:span text:style-name="T1">replacing `b =&gt; g(b)`</text:span></text:p>
      <text:p text:style-name="P1"><text:span text:style-name="T10">∴</text:span><text:span text:style-name="T2"><text:tab/></text:span><text:span text:style-name="T3">∀ </text:span><text:span text:style-name="T2">a, b { f(a, </text:span><text:span text:style-name="T1">g(</text:span><text:span text:style-name="T2">b</text:span><text:span text:style-name="T1">)</text:span><text:span text:style-name="T2">) = f(g(a), b</text:span><text:span text:style-name="T1">)</text:span><text:span text:style-name="T2"> }<text:tab/><text:tab/></text:span><text:span text:style-name="T4">using `g</text:span><text:span text:style-name="T13">2</text:span><text:span text:style-name="T4"> &lt;=&gt; id`</text:span></text:p>
      <text:p text:style-name="P1"><text:span text:style-name="T2"/></text:p>
      <text:p text:style-name="P6"><text:span text:style-name="T2">T</text:span><text:span text:style-name="T1">his proves that full commutative symmetry implies a self-adjoint symmetry operator `g`.</text:span></text:p>
      <text:p text:style-name="P1"><text:span text:style-name="T2"/></text:p>
      <text:p text:style-name="P6"><text:span text:style-name="T2">T</text:span><text:span text:style-name="T1">he tactic `b =&gt; g(b)` is valid because `∃g &lt;=&gt; ∀g`.</text:span></text:p>
      <text:p text:style-name="P6"><text:span text:style-name="T1">The tactic </text:span><text:span text:style-name="T4">`g</text:span><text:span text:style-name="T13">2</text:span><text:span text:style-name="T4"> &lt;=&gt; id` </text:span><text:span text:style-name="T1">uses idempotency from non-trivial commutative symmetry.</text:span></text:p>
      <text:p text:style-name="P6"><text:span text:style-name="T1"/></text:p>
      <text:p text:style-name="P7"><text:span text:style-name="T1">Alternative proof using path semantical notation:</text:span></text:p>
      <text:p text:style-name="P7"><text:span text:style-name="T1"/></text:p>
      <text:p text:style-name="P7"><text:span text:style-name="T9">∵</text:span><text:span text:style-name="T1"><text:tab/></text:span><text:span text:style-name="T5">f &lt;=&gt; f[g ⨯ g → id]</text:span></text:p>
      <text:p text:style-name="P7"><text:span text:style-name="T11">∴</text:span><text:span text:style-name="T5"><text:tab/></text:span><text:span text:style-name="T1">f[id </text:span><text:span text:style-name="T5">⨯ </text:span><text:span text:style-name="T1">g → id] &lt;=&gt; </text:span><text:span text:style-name="T5">f[g ⨯ g → id]</text:span><text:span text:style-name="T1">[id </text:span><text:span text:style-name="T5">⨯ </text:span><text:span text:style-name="T1">g → id]</text:span></text:p>
      <text:p text:style-name="P7"><text:span text:style-name="T11">∴</text:span><text:span text:style-name="T1"><text:tab/>f[id </text:span><text:span text:style-name="T5">⨯ </text:span><text:span text:style-name="T1">g → id] &lt;=&gt; </text:span><text:span text:style-name="T5">f[</text:span><text:span text:style-name="T1">(id · </text:span><text:span text:style-name="T5">g</text:span><text:span text:style-name="T1">)</text:span><text:span text:style-name="T5"> ⨯ </text:span><text:span text:style-name="T1">(g · </text:span><text:span text:style-name="T5">g</text:span><text:span text:style-name="T1">)</text:span><text:span text:style-name="T5"> → </text:span><text:span text:style-name="T1">(id · </text:span><text:span text:style-name="T5">id</text:span><text:span text:style-name="T1">)</text:span><text:span text:style-name="T5">]</text:span></text:p>
      <text:p text:style-name="P7"><text:span text:style-name="T11">∴</text:span><text:span text:style-name="T5"><text:tab/></text:span><text:span text:style-name="T1">f[id </text:span><text:span text:style-name="T5">⨯ </text:span><text:span text:style-name="T1">g → id] &lt;=&gt; </text:span><text:span text:style-name="T5">f[g ⨯ </text:span><text:span text:style-name="T1">g</text:span><text:span text:style-name="T12">2</text:span><text:span text:style-name="T5"> → </text:span><text:span text:style-name="T1">id</text:span><text:span text:style-name="T5">]</text:span></text:p>
      <text:p text:style-name="P7"><text:span text:style-name="T11">∴</text:span><text:span text:style-name="T5"><text:tab/></text:span><text:span text:style-name="T1">f[id </text:span><text:span text:style-name="T5">⨯ </text:span><text:span text:style-name="T1">g → id] &lt;=&gt; </text:span><text:span text:style-name="T5">f[g ⨯ </text:span><text:span text:style-name="T1">id</text:span><text:span text:style-name="T5"> → </text:span><text:span text:style-name="T1">id</text:span><text:span text:style-name="T5">]<text:tab/></text:span><text:span text:style-name="T1">using </text:span><text:span text:style-name="T4">`g</text:span><text:span text:style-name="T13">2</text:span><text:span text:style-name="T4"> &lt;=&gt; id`</text:span></text:p>
      <text:p text:style-name="P7"><text:span text:style-name="T5"/></text:p>
      <text:p text:style-name="P7"><text:span text:style-name="T5">I</text:span><text:span text:style-name="T1">t is easy to see that this is an adjoint path.</text:span></text:p>
      <text:p text:style-name="P7"><text:span text:style-name="T1"/></text:p>
      <text:p text:style-name="P7"><text:span text:style-name="T1">This can be used to prove that whenever a self-adjoint operator `g` is idempotent,</text:span></text:p>
      <text:p text:style-name="P7"><text:span text:style-name="T1">the trivial commutative symmetry holds.</text:span></text:p>
      <text:p text:style-name="P7"><text:span text:style-name="T1"/></text:p>
      <text:p text:style-name="P7"><text:span text:style-name="T1">This also means it is sufficient to get full commutative symmetry when:</text:span></text:p>
      <text:p text:style-name="P7"><text:span text:style-name="T1"/></text:p>
      <text:list xml:id="list6285302187922145985" text:style-name="L2">
        <text:list-item>
          <text:p text:style-name="P9"><text:span text:style-name="T6">There is an adjoint path of `f` </text:span><text:span text:style-name="T7">by a</text:span><text:span text:style-name="T6"> self-adjoint operator `g`</text:span></text:p>
        </text:list-item>
        <text:list-item>
          <text:p text:style-name="P8"><text:span text:style-name="T1">The `f` function has non-trivial commutative symmetry `</text:span><text:span text:style-name="T5">f &lt;=&gt; f[swap → g]</text:span><text:span text:style-name="T1">`</text:span></text:p>
        </text:list-item>
      </text:list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0T13:53:33.619636000</meta:creation-date>
    <dc:date>2020-08-10T15:22:28.688594000</dc:date>
    <meta:editing-duration>PT3M31S</meta:editing-duration>
    <meta:editing-cycles>1</meta:editing-cycles>
    <meta:document-statistic meta:table-count="0" meta:image-count="0" meta:object-count="0" meta:page-count="1" meta:paragraph-count="27" meta:word-count="308" meta:character-count="1511" meta:non-whitespace-character-count="1218"/>
    <meta:generator>LibreOffice/5.1.2.2$MacOSX_X86_64 LibreOffice_project/d3bf12ecb743fc0d20e0be0c58ca359301eb705f</meta:generator>
  </office:meta>
</office:document-meta>
</file>